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 style:writing-mode="lr-tb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writing-mode="lr-tb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5.69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2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3" style:family="paragraph" style:parent-style-name="No_20_Spacing">
      <style:paragraph-properties fo:margin-top="0in" fo:margin-bottom="0in" loext:contextual-spacing="false" fo:line-height="100%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4" style:family="paragraph" style:parent-style-name="No_20_Spacing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fo:font-weight="bold" officeooo:paragraph-rsid="000f02bc" style:font-size-asian="11pt" style:font-weight-asian="bold" style:font-size-complex="11pt"/>
    </style:style>
    <style:style style:name="P5" style:family="paragraph" style:parent-style-name="No_20_Spacing">
      <style:paragraph-properties fo:margin-top="0in" fo:margin-bottom="0in" loext:contextual-spacing="false" fo:line-height="100%"/>
      <style:text-properties style:font-name="Ubuntu" fo:font-size="11pt" fo:font-weight="bold" officeooo:paragraph-rsid="000f02bc" style:font-size-asian="11pt" style:font-weight-asian="bold" style:font-size-complex="11pt"/>
    </style:style>
    <style:style style:name="P6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fo:font-weight="bold" officeooo:paragraph-rsid="000f02bc" style:font-size-asian="11pt" style:font-weight-asian="bold" style:font-size-complex="11pt"/>
    </style:style>
    <style:style style:name="P7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1f23c1" style:font-size-asian="11pt" style:font-size-complex="11pt"/>
    </style:style>
    <style:style style:name="P8" style:family="paragraph" style:parent-style-name="No_20_Spacing">
      <style:paragraph-properties fo:margin-top="0in" fo:margin-bottom="0in" loext:contextual-spacing="false" fo:line-height="100%"/>
      <style:text-properties style:font-name="Ubuntu" fo:font-size="11pt" officeooo:paragraph-rsid="001f23c1" style:font-size-asian="11pt" style:font-size-complex="11pt"/>
    </style:style>
    <style:style style:name="P9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10" style:family="paragraph" style:parent-style-name="No_20_Spacing">
      <style:paragraph-properties fo:margin-left="0.4917in" fo:margin-right="0in" fo:margin-top="0in" fo:margin-bottom="0in" loext:contextual-spacing="false" fo:line-height="100%" fo:keep-together="always" fo:text-indent="-0.4917in" style:auto-text-indent="false" fo:keep-with-next="always"/>
      <style:text-properties style:font-name="Ubuntu" fo:font-size="11pt" officeooo:paragraph-rsid="001f23c1" style:font-size-asian="11pt" style:font-size-complex="11pt"/>
    </style:style>
    <style:style style:name="P11" style:family="paragraph" style:parent-style-name="Standard">
      <style:text-properties style:font-name="Ubuntu"/>
    </style:style>
    <style:style style:name="P12" style:family="paragraph" style:parent-style-name="Text_20_body" style:list-style-name="L12">
      <style:text-properties style:font-name="Ubuntu" fo:font-size="13pt" officeooo:rsid="001a566b" officeooo:paragraph-rsid="001a566b" style:font-size-asian="13pt" style:font-size-complex="13pt"/>
    </style:style>
    <style:style style:name="P13" style:family="paragraph" style:parent-style-name="Text_20_body" style:list-style-name="L9">
      <style:paragraph-properties fo:margin-top="0in" fo:margin-bottom="0.0181in" loext:contextual-spacing="false" fo:line-height="100%"/>
      <style:text-properties style:font-name="Ubuntu" fo:font-size="11pt" officeooo:rsid="0017127d" officeooo:paragraph-rsid="0017127d" style:font-size-asian="11pt" style:font-size-complex="11pt"/>
    </style:style>
    <style:style style:name="P14" style:family="paragraph" style:parent-style-name="Text_20_body" style:list-style-name="L11">
      <style:paragraph-properties fo:margin-top="0in" fo:margin-bottom="0.0181in" loext:contextual-spacing="false" fo:line-height="100%"/>
      <style:text-properties style:font-name="Ubuntu" fo:font-size="13pt" officeooo:rsid="0017127d" officeooo:paragraph-rsid="001a566b" style:font-size-asian="13pt" style:font-size-complex="13pt"/>
    </style:style>
    <style:style style:name="P15" style:family="paragraph" style:parent-style-name="Text_20_body" style:list-style-name="L11">
      <style:paragraph-properties fo:margin-top="0in" fo:margin-bottom="0.0181in" loext:contextual-spacing="false" fo:line-height="100%"/>
      <style:text-properties style:font-name="Ubuntu" fo:font-size="13pt" officeooo:rsid="001a566b" officeooo:paragraph-rsid="001a566b" style:font-size-asian="13pt" style:font-size-complex="13pt"/>
    </style:style>
    <style:style style:name="P16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17" style:family="paragraph" style:parent-style-name="No_20_Spacing" style:list-style-name="L1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0f02bc" style:font-size-asian="11pt" style:font-size-complex="11pt"/>
    </style:style>
    <style:style style:name="P18" style:family="paragraph" style:parent-style-name="No_20_Spacing" style:list-style-name="L2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19" style:family="paragraph" style:parent-style-name="No_20_Spacing" style:list-style-name="L6">
      <style:paragraph-properties fo:margin-top="0in" fo:margin-bottom="0in" loext:contextual-spacing="false" fo:line-height="100%" fo:keep-together="always" fo:keep-with-next="always"/>
      <style:text-properties style:font-name="Ubuntu" fo:font-size="11pt" officeooo:paragraph-rsid="001f23c1" style:font-size-asian="11pt" style:font-size-complex="11pt"/>
    </style:style>
    <style:style style:name="P20" style:family="paragraph" style:parent-style-name="No_20_Spacing" style:list-style-name="L3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21" style:family="paragraph" style:parent-style-name="No_20_Spacing" style:list-style-name="L4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22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1f23c1" style:font-size-asian="11pt" style:font-size-complex="11pt"/>
    </style:style>
    <style:style style:name="P23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 fo:keep-together="always" fo:keep-with-next="always"/>
      <style:text-properties style:font-name="Ubuntu" fo:font-size="11pt" officeooo:paragraph-rsid="000f02bc" style:font-size-asian="11pt" style:font-size-complex="11pt"/>
    </style:style>
    <style:style style:name="P24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25" style:family="paragraph" style:parent-style-name="No_20_Spacing" style:list-style-name="L1">
      <style:paragraph-properties fo:margin-top="0in" fo:margin-bottom="0in" loext:contextual-spacing="false" fo:line-height="100%"/>
      <style:text-properties style:font-name="Ubuntu" fo:font-size="11pt" officeooo:paragraph-rsid="000f02bc" style:font-size-asian="11pt" style:font-size-complex="11pt"/>
    </style:style>
    <style:style style:name="P26" style:family="paragraph" style:parent-style-name="No_20_Spacing" style:list-style-name="L5">
      <style:paragraph-properties fo:margin-top="0in" fo:margin-bottom="0in" loext:contextual-spacing="false" fo:line-height="100%" fo:text-align="start" style:justify-single-word="false"/>
      <style:text-properties style:font-name="Ubuntu" fo:font-size="11pt" officeooo:paragraph-rsid="000f02bc" style:font-size-asian="11pt" style:font-size-complex="11pt"/>
    </style:style>
    <style:style style:name="P27" style:family="paragraph" style:parent-style-name="No_20_Spacing" style:list-style-name="L9">
      <style:paragraph-properties fo:margin-top="0in" fo:margin-bottom="0in" loext:contextual-spacing="false" fo:line-height="100%" fo:text-align="start" style:justify-single-word="false"/>
      <style:text-properties style:font-name="Ubuntu" fo:font-size="11pt" officeooo:rsid="0015926c" officeooo:paragraph-rsid="001d42da" style:font-size-asian="11pt" style:font-size-complex="11pt"/>
    </style:style>
    <style:style style:name="P28" style:family="paragraph" style:parent-style-name="No_20_Spacing" style:list-style-name="L7">
      <style:paragraph-properties fo:margin-top="0in" fo:margin-bottom="0in" loext:contextual-spacing="false" fo:line-height="100%" fo:text-align="start" style:justify-single-word="false"/>
      <style:text-properties style:font-name="Ubuntu" fo:font-weight="normal" officeooo:rsid="000f02bc" officeooo:paragraph-rsid="000f02bc" style:font-weight-asian="normal" style:font-weight-complex="normal"/>
    </style:style>
    <style:style style:name="P29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30" style:family="paragraph" style:parent-style-name="No_20_Spacing" style:list-style-name="L13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0f02bc" style:font-size-asian="11pt" style:font-weight-asian="normal" style:font-size-complex="11pt" style:font-weight-complex="normal"/>
    </style:style>
    <style:style style:name="P31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0f02bc" officeooo:paragraph-rsid="001d42da" style:font-size-asian="11pt" style:font-weight-asian="normal" style:font-size-complex="11pt" style:font-weight-complex="normal"/>
    </style:style>
    <style:style style:name="P32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17127d" officeooo:paragraph-rsid="0017127d" style:font-size-asian="11pt" style:font-weight-asian="normal" style:font-size-complex="11pt" style:font-weight-complex="normal"/>
    </style:style>
    <style:style style:name="P33" style:family="paragraph" style:parent-style-name="No_20_Spacing" style:list-style-name="L8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1pt" fo:font-weight="normal" officeooo:rsid="001d42da" officeooo:paragraph-rsid="001d42da" style:font-size-asian="11pt" style:font-weight-asian="normal" style:font-size-complex="11pt" style:font-weight-complex="normal"/>
    </style:style>
    <style:style style:name="P34" style:family="paragraph" style:parent-style-name="No_20_Spacing" style:list-style-name="L10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15926c" officeooo:paragraph-rsid="001a566b" style:font-size-asian="13pt" style:font-weight-asian="normal" style:font-size-complex="13pt" style:font-weight-complex="normal"/>
    </style:style>
    <style:style style:name="P35" style:family="paragraph" style:parent-style-name="No_20_Spacing" style:list-style-name="L10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0f02bc" officeooo:paragraph-rsid="001a566b" style:font-size-asian="13pt" style:font-weight-asian="normal" style:font-size-complex="13pt" style:font-weight-complex="normal"/>
    </style:style>
    <style:style style:name="P36" style:family="paragraph" style:parent-style-name="No_20_Spacing">
      <style:paragraph-properties fo:margin-top="0in" fo:margin-bottom="0in" loext:contextual-spacing="false" fo:line-height="100%" fo:text-align="start" style:justify-single-word="false"/>
      <style:text-properties fo:color="#000000" style:font-name="Ubuntu" fo:font-size="13pt" fo:font-weight="normal" officeooo:rsid="0017127d" officeooo:paragraph-rsid="001a566b" style:font-size-asian="13pt" style:font-weight-asian="normal" style:font-size-complex="13pt" style:font-weight-complex="normal"/>
    </style:style>
    <style:style style:name="P37" style:family="paragraph" style:parent-style-name="Heading_20_1">
      <style:text-properties fo:color="#4f81bd" style:font-name="Ubuntu" fo:font-size="15pt" style:font-size-asian="15pt" style:font-size-complex="15pt"/>
    </style:style>
    <style:style style:name="P38" style:family="paragraph" style:parent-style-name="Heading_20_1" style:list-style-name="">
      <style:paragraph-properties fo:margin-top="0in" fo:margin-bottom="0in" loext:contextual-spacing="false" fo:line-height="100%" fo:text-align="start" style:justify-single-word="false"/>
      <style:text-properties fo:color="#4f81bd" style:font-name="Ubuntu" fo:font-size="15pt" fo:font-weight="bold" officeooo:rsid="000f02bc" officeooo:paragraph-rsid="000f02bc" style:font-size-asian="15pt" style:font-weight-asian="bold" style:font-size-complex="15pt"/>
    </style:style>
    <style:style style:name="P39" style:family="paragraph" style:parent-style-name="Heading_20_1">
      <style:paragraph-properties fo:margin-top="0in" fo:margin-bottom="0in" loext:contextual-spacing="false" fo:line-height="100%" fo:text-align="start" style:justify-single-word="false" fo:break-before="page"/>
      <style:text-properties fo:color="#4f81bd" style:font-name="Ubuntu" fo:font-size="15pt" fo:font-weight="bold" officeooo:rsid="000f02bc" officeooo:paragraph-rsid="000f02bc" style:font-size-asian="15pt" style:font-weight-asian="bold" style:font-size-complex="15pt"/>
    </style:style>
    <style:style style:name="P40" style:family="paragraph" style:parent-style-name="Heading_20_1" style:list-style-name="">
      <style:paragraph-properties fo:margin-top="0in" fo:margin-bottom="0in" loext:contextual-spacing="false" fo:line-height="100%" fo:text-align="start" style:justify-single-word="false" fo:break-before="page"/>
      <style:text-properties fo:color="#4f81bd" style:font-name="Ubuntu" fo:font-size="15pt" fo:font-weight="bold" officeooo:rsid="000f02bc" officeooo:paragraph-rsid="001a566b" style:font-size-asian="15pt" style:font-weight-asian="bold" style:font-size-complex="15pt"/>
    </style:style>
    <style:style style:name="P41" style:family="paragraph" style:parent-style-name="Heading_20_3">
      <style:text-properties style:font-name="Ubuntu"/>
    </style:style>
    <style:style style:name="P42" style:family="paragraph" style:parent-style-name="Heading_20_3">
      <style:text-properties style:font-name="Ubuntu" fo:font-size="13pt" style:font-size-asian="13pt" style:font-size-complex="13pt"/>
    </style:style>
    <style:style style:name="P43" style:family="paragraph" style:parent-style-name="Heading_20_3">
      <style:text-properties style:font-name="Ubuntu" fo:font-size="13pt" officeooo:paragraph-rsid="001a566b" style:font-size-asian="13pt" style:font-size-complex="13pt"/>
    </style:style>
    <style:style style:name="P44" style:family="paragraph" style:parent-style-name="Heading_20_3">
      <style:paragraph-properties fo:break-before="page"/>
      <style:text-properties style:font-name="Ubuntu"/>
    </style:style>
    <style:style style:name="T1" style:family="text">
      <style:text-properties officeooo:rsid="001f23c1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f02bc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officeooo:rsid="000f02bc" style:font-size-asian="11pt" style:font-size-complex="11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17127d" style:font-weight-asian="normal" style:font-weight-complex="normal"/>
    </style:style>
    <style:style style:name="T8" style:family="text">
      <style:text-properties fo:color="#000000" fo:font-weight="normal" officeooo:rsid="001d42da" style:font-weight-asian="normal" style:font-weight-complex="normal"/>
    </style:style>
    <style:style style:name="T9" style:family="text">
      <style:text-properties officeooo:rsid="00145e84"/>
    </style:style>
    <style:style style:name="T10" style:family="text">
      <style:text-properties officeooo:rsid="0017127d"/>
    </style:style>
    <style:style style:name="T11" style:family="text">
      <style:text-properties officeooo:rsid="001a566b"/>
    </style:style>
    <style:style style:name="T12" style:family="text">
      <style:text-properties style:font-name="Ubuntu" fo:font-size="11pt" fo:font-weight="bold" style:font-size-asian="11pt" style:font-weight-asian="bold" style:font-size-complex="11pt"/>
    </style:style>
    <style:style style:name="T13" style:family="text">
      <style:text-properties style:font-name="Ubuntu" fo:font-weight="bold" officeooo:rsid="000f02bc" style:font-weight-asian="bold"/>
    </style:style>
    <style:style style:name="T14" style:family="text">
      <style:text-properties fo:font-weight="bold" officeooo:rsid="000f02bc" style:font-weight-asian="bold"/>
    </style:style>
    <style:style style:name="T15" style:family="text">
      <style:text-properties officeooo:rsid="001d42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Project Backlog</text:h>
      <text:p text:style-name="P5">US01 – Factuur stur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r story</text:p>
          </table:table-cell>
          <table:table-cell table:style-name="Table1.B1" office:value-type="string">
            <text:p text:style-name="P1">Als medewerker van het secretariaat</text:p>
            <text:p text:style-name="P1">wil ik zien welke cursisten in een bepaalde week cursus volgen </text:p>
            <text:p text:style-name="P1">zodat ik hen een factuur kan sturen</text:p>
          </table:table-cell>
        </table:table-row>
        <table:table-row>
          <table:table-cell table:style-name="Table1.A2" office:value-type="string">
            <text:p text:style-name="P2">Acceptatie-</text:p>
            <text:p text:style-name="P2"><text:s text:c="2"/>criteria</text:p>
          </table:table-cell>
          <table:table-cell table:style-name="Table1.B2" office:value-type="string">
            <text:list xml:id="list4163339518" text:style-name="L1">
              <text:list-item>
                <text:p text:style-name="P16">Ik wil weeknummer en jaar kunnen kiezen.</text:p>
              </text:list-item>
              <text:list-item>
                <text:p text:style-name="P16">Ik wil een lijstje zien van alle cursisten die in de gekozen week cursus volgen.</text:p>
              </text:list-item>
              <text:list-item>
                <text:p text:style-name="P17">Ik wil bij elke cursist de volgende gegevens zien: </text:p>
                <text:p text:style-name="P25"><text:span text:style-name="T3">a. </text:span>zijn naam</text:p>
                <text:p text:style-name="P17"><text:span text:style-name="T3">b. </text:span>de titel(s) van de cursus(sen) die hij in deze week volgt/volgde</text:p>
              </text:list-item>
              <text:list-item>
                <text:p text:style-name="P25">zijn betalingsgegevens:</text:p>
                <text:p text:style-name="P25"><text:span text:style-name="T3">a. </text:span>voor particulieren: adres, postcode, woonplaats, en rekeningnummer<text:span text:style-name="T3">\</text:span></text:p>
                <text:p text:style-name="P25"><text:span text:style-name="T3">b. </text:span>voor bedrijfsmedewerkers: bedrijfsnaam, (evt. afdeling,) en offertenummer</text:p>
              </text:list-item>
            </text:list>
          </table:table-cell>
        </table:table-row>
      </table:table>
      <text:p text:style-name="P11"/>
      <text:p text:style-name="P3">US02 – Cursusoverzicht bekijk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ser story</text:p>
          </table:table-cell>
          <table:table-cell table:style-name="Table2.B1" office:value-type="string">
            <text:p text:style-name="P10">Als medewerker van het secretariaat</text:p>
            <text:p text:style-name="P1">wil ik zien welke cursussen er deze en komende weken gegeven worden</text:p>
            <text:p text:style-name="P1">zodat ik daar voorbereidingen voor kan treffen en in de week zelf een lijst kan ophangen in de ontvangsthal </text:p>
          </table:table-cell>
        </table:table-row>
        <table:table-row>
          <table:table-cell table:style-name="Table2.A2" office:value-type="string">
            <text:p text:style-name="P2">Acceptatie-</text:p>
            <text:p text:style-name="P2"><text:s text:c="2"/>criteria</text:p>
          </table:table-cell>
          <table:table-cell table:style-name="Table2.B2" office:value-type="string">
            <text:list xml:id="list1258086518" text:style-name="L2">
              <text:list-item>
                <text:p text:style-name="P18">Ik wil weeknummer en jaar kunnen kiezen.</text:p>
              </text:list-item>
              <text:list-item>
                <text:p text:style-name="P18">Ik wil naar volgende en vorige week kunnen navigeren.</text:p>
              </text:list-item>
              <text:list-item>
                <text:p text:style-name="P18">Ik wil een lijstje zien van alle cursussen die in de gekozen week gegeven worden.</text:p>
              </text:list-item>
              <text:list-item>
                <text:p text:style-name="P18">Ik wil van de cursussen de startdatum, duur, en titel zien.</text:p>
              </text:list-item>
              <text:list-item>
                <text:p text:style-name="P18">Ik wil van de cursussen zien hoeveel cursisten zich hebben ingeschreven.</text:p>
              </text:list-item>
              <text:list-item>
                <text:p text:style-name="P18">Ik wil van de cursussen zien wie zich hebben ingeschreven.</text:p>
              </text:list-item>
            </text:list>
          </table:table-cell>
        </table:table-row>
      </table:table>
      <text:p text:style-name="P5"/>
      <text:p text:style-name="P3">US03 – Cursist inschrijve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ser story</text:p>
          </table:table-cell>
          <table:table-cell table:style-name="Table3.B1" office:value-type="string">
            <text:p text:style-name="P1">Als medewerker van het secretariaat</text:p>
            <text:p text:style-name="P1">wil ik een cursist voor een cursusinstantie in kunnen schrijven</text:p>
            <text:p text:style-name="P1">zodat we bij kunnen houden welke cursisten wanneer cursus komen volgen</text:p>
          </table:table-cell>
        </table:table-row>
        <table:table-row>
          <table:table-cell table:style-name="Table3.A2" office:value-type="string">
            <text:p text:style-name="P2">Acceptatie-</text:p>
            <text:p text:style-name="P2"><text:s text:c="2"/>criteria</text:p>
          </table:table-cell>
          <table:table-cell table:style-name="Table3.B2" office:value-type="string">
            <text:list xml:id="list1142870216" text:style-name="L3">
              <text:list-item>
                <text:p text:style-name="P20">Ik wil een cursusinstantie kunnen kiezen</text:p>
              </text:list-item>
              <text:list-item>
                <text:p text:style-name="P20">Van een cursist moeten tenminste voor- en achternaam bekend zijn. </text:p>
              </text:list-item>
              <text:list-item>
                <text:p text:style-name="P20">Van particulieren moet ook het adres, postcode, woonplaats en rekeningnummer worden opgeslagen.</text:p>
              </text:list-item>
              <text:list-item>
                <text:p text:style-name="P20">Van medewerkers van een bedrijf is de naam van het bedrijf, (evt. afdeling,) en offertenummer voldoende.</text:p>
              </text:list-item>
            </text:list>
          </table:table-cell>
        </table:table-row>
      </table:table>
      <text:p text:style-name="P5"/>
      <text:p text:style-name="P4">US04 – Cursusinschrijvingen bekijken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ser story</text:p>
          </table:table-cell>
          <table:table-cell table:style-name="Table4.B1" office:value-type="string">
            <text:p text:style-name="P7">Als medewerker van het secretariaat</text:p>
            <text:p text:style-name="P7">wil ik zien voor welke cursussen een cursist zich heeft ingeschreven</text:p>
            <text:p text:style-name="P7">zodat ik dat kan gebruiken in communicatie naar een cursist</text:p>
          </table:table-cell>
        </table:table-row>
        <table:table-row>
          <table:table-cell table:style-name="Table4.A2" office:value-type="string">
            <text:p text:style-name="P2">Acceptatie-</text:p>
            <text:p text:style-name="P2"><text:s text:c="2"/>criteria</text:p>
          </table:table-cell>
          <table:table-cell table:style-name="Table4.B2" office:value-type="string">
            <text:list xml:id="list1724083835" text:style-name="L4">
              <text:list-item>
                <text:p text:style-name="P21">Ik wil een cursist kunnen selecteren</text:p>
              </text:list-item>
              <text:list-item>
                <text:p text:style-name="P21">Ik wil zien voor welke cursussen een cursist zich heeft ingeschreven</text:p>
                <text:p text:style-name="P21"><text:span text:style-name="T3">a. </text:span>Ik wil daarbij startdatum, cursusduur en titel zien (in chronologische volgorde)</text:p>
              </text:list-item>
            </text:list>
          </table:table-cell>
        </table:table-row>
      </table:table>
      <text:p text:style-name="P6"/>
      <text:p text:style-name="P4"><text:soft-page-break/>US05 – Cursussen invoeren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ser story</text:p>
          </table:table-cell>
          <table:table-cell table:style-name="Table5.B1" office:value-type="string">
            <text:p text:style-name="P2">Als coördinator opleidingen</text:p>
            <text:p text:style-name="P2">wil ik de geplande cursusinstanties eenvoudig in kunnen voeren in het systeem</text:p>
            <text:p text:style-name="P2">zodat het secretariaat er voorbereidingen voor kan treffen en het secretariaat er cursisten voor in kan schrijven</text:p>
          </table:table-cell>
        </table:table-row>
        <table:table-row>
          <table:table-cell table:style-name="Table5.A2" office:value-type="string">
            <text:p text:style-name="P2">Acceptatie-</text:p>
            <text:p text:style-name="P2"><text:s text:c="2"/>criteria</text:p>
          </table:table-cell>
          <table:table-cell table:style-name="Table5.B2" office:value-type="string">
            <text:list xml:id="list1704060988" text:style-name="L5">
              <text:list-item>
                <text:p text:style-name="P22">Ik wil een start- en einddatum kunnen opgeven.</text:p>
              </text:list-item>
              <text:list-item>
                <text:p text:style-name="P22">Ik wil een tekstbestand kunnen selecteren.</text:p>
              </text:list-item>
              <text:list-item>
                <text:p text:style-name="P22">Ik wil alle cursusinstanties uit het tekstbestand kunnen importeren die:</text:p>
                <text:p text:style-name="P22"><text:span text:style-name="T1">a. </text:span>eindigen <text:span text:style-name="T2">op of na</text:span> de startdatum,</text:p>
                <text:p text:style-name="P23"><text:span text:style-name="T1">b. </text:span>beginnen <text:span text:style-name="T2">op of voor</text:span> de einddatum,</text:p>
                <text:p text:style-name="P26"><text:span text:style-name="T3">c. </text:span>nog niet in het systeem staan.</text:p>
              </text:list-item>
              <text:list-item>
                <text:p text:style-name="P26">Als het tekstbestand niet in het juiste formaat staat, wil ik:</text:p>
                <text:p text:style-name="P22"><text:span text:style-name="T3">a. </text:span>dat er geen enkele cursus of cursusinstantie ingevoerd wordt</text:p>
                <text:p text:style-name="P22"><text:span text:style-name="T3">b. </text:span>een foutmelding zien met daarin het regelnummer waarop de (eerste) fout optreedt.</text:p>
              </text:list-item>
              <text:list-item>
                <text:p text:style-name="P22">Als een cursusinstantie in het bestand een afwijkende duur of titel heeft, wil ik:</text:p>
                <text:p text:style-name="P22"><text:span text:style-name="T3">a. </text:span>dat er geen enkele cursus of cursusinstantie ingevoerd wordt</text:p>
                <text:p text:style-name="P22"><text:span text:style-name="T3">b. </text:span>een foutmelding zien met daarin het regelnummer waarop de (eerste) fout optreedt.</text:p>
              </text:list-item>
            </text:list>
          </table:table-cell>
        </table:table-row>
      </table:table>
      <text:p text:style-name="P6"/>
      <text:p text:style-name="P4"><text:span text:style-name="T1">U</text:span>S06 – Cursustraject bekijke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User story</text:p>
          </table:table-cell>
          <table:table-cell table:style-name="Table6.B1" office:value-type="string">
            <text:p text:style-name="P8">Als docent</text:p>
            <text:p text:style-name="P8">wil ik zien welke cursussen een cursist heeft gevolgd en nog gaat volgen, </text:p>
            <text:p text:style-name="P8">zodat ik op de hoogte ben van zijn of haar studietraject </text:p>
          </table:table-cell>
        </table:table-row>
        <table:table-row>
          <table:table-cell table:style-name="Table6.A2" office:value-type="string">
            <text:p text:style-name="P2">Acceptatie-</text:p>
            <text:p text:style-name="P2"><text:s text:c="2"/>criteria</text:p>
          </table:table-cell>
          <table:table-cell table:style-name="Table6.B2" office:value-type="string">
            <text:list xml:id="list4049182891" text:style-name="L6">
              <text:list-item>
                <text:p text:style-name="P19">Ik wil een cursist kunnen selecteren</text:p>
              </text:list-item>
              <text:list-item>
                <text:p text:style-name="P19">Ik wil zien welke cursussen deze cursist heeft gevolgd en nog gaat volgen.<text:line-break/><text:span text:style-name="T1">a. </text:span>Ik wil daarbij startdatum, cursusduur en titel zien (in chronologische volgorde)</text:p>
              </text:list-item>
            </text:list>
          </table:table-cell>
        </table:table-row>
      </table:table>
      <text:p text:style-name="P6"/>
      <text:h text:style-name="P38" text:outline-level="1"/>
      <text:h text:style-name="P39" text:outline-level="1">Sprint 1</text:h>
      <text:h text:style-name="P41" text:outline-level="3">Setup</text:h>
      <text:list xml:id="list2955469232" text:style-name="L7">
        <text:list-item>
          <text:p text:style-name="P24">Project opzetten, git opzetten.</text:p>
        </text:list-item>
        <text:list-item>
          <text:p text:style-name="P28"><text:span text:style-name="T5">C</text:span><text:span text:style-name="T4">onfiguratie met Spring DI, Spring MVC, Tymeleaf, JPA/Hibernate werkend krijgen.</text:span></text:p>
        </text:list-item>
      </text:list>
      <text:h text:style-name="P41" text:outline-level="3">US05</text:h>
      <text:list xml:id="list377696782" text:style-name="L8">
        <text:list-item>
          <text:p text:style-name="P29">Text bestanden kunnen <text:span text:style-name="T15">selecteren</text:span>.</text:p>
        </text:list-item>
        <text:list-item>
          <text:p text:style-name="P29">Text bestanden kunnen opsturen/<text:span text:style-name="T10">importeren</text:span>.</text:p>
        </text:list-item>
        <text:list-item>
          <text:p text:style-name="P33">Resultaat kunnen melden van de import (ging het goed of fout en aantal inschrijvingen)</text:p>
        </text:list-item>
      </text:list>
      <text:p text:style-name="P31"/>
      <text:h text:style-name="P41" text:outline-level="3">US0<text:span text:style-name="T3">2 (niet af)</text:span></text:h>
      <text:list xml:id="list4108246656" text:style-name="L9">
        <text:list-item>
          <text:p text:style-name="P27"><text:span text:style-name="T6">De cursussen in </text:span><text:span text:style-name="T7">de</text:span><text:span text:style-name="T6"> text bestand kunnen opslaan </text:span><text:span text:style-name="T7">op de db</text:span><text:span text:style-name="T6">.</text:span></text:p>
        </text:list-item>
        <text:list-item>
          <text:p text:style-name="P27"><text:span text:style-name="T8">Cursussen kunnen ophalen.</text:span></text:p>
        </text:list-item>
        <text:list-item>
          <text:p text:style-name="P13">Komende cursusinstanties kunnen zien, inclusief startdatum, duur en title</text:p>
        </text:list-item>
      </text:list>
      <text:h text:style-name="P40" text:outline-level="1">Sprint <text:span text:style-name="T11">2</text:span></text:h>
      <text:h text:style-name="P43" text:outline-level="3">US05<text:span text:style-name="T12"> – </text:span><text:span text:style-name="T14">Cursussen invoeren</text:span></text:h>
      <text:list xml:id="list2144017554" text:style-name="L10">
        <text:list-item>
          <text:p text:style-name="P34">De cursussen in <text:span text:style-name="T10">de</text:span> text bestand kunnen opslaan <text:span text:style-name="T10">op de db</text:span>.</text:p>
        </text:list-item>
        <text:list-item>
          <text:p text:style-name="P35"><text:span text:style-name="T15">Cursus invoer</text:span> maken, met start- en einddatum, text bestand. </text:p>
        </text:list-item>
      </text:list>
      <text:p text:style-name="P36"/>
      <text:h text:style-name="P43" text:outline-level="3">US0<text:span text:style-name="T3">2 – </text:span><text:span text:style-name="T13">Cursusoverzicht bekijken</text:span></text:h>
      <text:list xml:id="list1835186913" text:style-name="L11">
        <text:list-item>
          <text:p text:style-name="P14">Komende cursusinstanties kunnen zien, inclusief startdatum, duur en title.</text:p>
        </text:list-item>
        <text:list-item>
          <text:p text:style-name="P15">Kunnen zien hoeveel cursisten zijn ingeschreven voor een curus.</text:p>
        </text:list-item>
      </text:list>
      <text:h text:style-name="P42" text:outline-level="3">US03 – Cursist inschrijven</text:h>
      <text:list xml:id="list1824882354" text:style-name="L12">
        <text:list-item>
          <text:p text:style-name="P12">Cursist kunnen inschrijven voor een cursusinstantie.</text:p>
        </text:list-item>
      </text:list>
      <text:h text:style-name="P44" text:outline-level="3">Definition of Done:</text:h>
      <text:list xml:id="list410399700" text:style-name="L13">
        <text:list-item>
          <text:p text:style-name="P30">Alle publieke methoden <text:span text:style-name="T9">hebben</text:span> minstens een unit test.</text:p>
        </text:list-item>
        <text:list-item>
          <text:p text:style-name="P30">Frontend heeft geen tests.</text:p>
        </text:list-item>
        <text:list-item>
          <text:p text:style-name="P30">Alle code volgt dezelfde formatting (formatting staat in de Github)</text:p>
        </text:list-item>
        <text:list-item>
          <text:p text:style-name="P30">Alle code staat op GitHub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43:54.340553025</meta:creation-date>
    <dc:date>2017-10-04T09:11:33.810032597</dc:date>
    <meta:editing-duration>PT9H40M22S</meta:editing-duration>
    <meta:editing-cycles>8</meta:editing-cycles>
    <meta:generator>LibreOffice/5.3.1.2$Linux_X86_64 LibreOffice_project/30m0$Build-2</meta:generator>
    <meta:document-statistic meta:table-count="6" meta:image-count="0" meta:object-count="0" meta:page-count="5" meta:paragraph-count="104" meta:word-count="751" meta:character-count="4693" meta:non-whitespace-character-count="4058"/>
  </office:meta>
</office:document-meta>
</file>